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94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228in"/>
    </style:style>
    <style:style style:name="co6" style:family="table-column">
      <style:table-column-properties fo:break-before="auto" style:column-width="2.2189in"/>
    </style:style>
    <style:style style:name="co7" style:family="table-column">
      <style:table-column-properties fo:break-before="auto" style:column-width="2.0902in"/>
    </style:style>
    <style:style style:name="co8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ce_evalu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3" table:default-cell-style-name="Default"/>
        <table:table-row table:style-name="ro1">
          <table:table-cell/>
          <table:table-cell table:style-name="ce2" table:number-columns-spanned="2" table:number-rows-spanned="1"/>
          <table:covered-table-cell/>
          <table:table-cell table:number-columns-repeated="2"/>
          <table:table-cell table:style-name="ce2" table:number-columns-spanned="2" table:number-rows-spanned="1"/>
          <table:covered-table-cell/>
          <table:table-cell table:number-columns-repeated="2"/>
          <table:table-cell table:style-name="ce2" table:number-columns-spanned="2" table:number-rows-spanned="1"/>
          <table:covered-table-cell/>
          <table:table-cell table:number-columns-repeated="101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336593863057752" calcext:value-type="float">
            <text:p>0.336593863057752</text:p>
          </table:table-cell>
          <table:table-cell office:value-type="float" office:value="0.0197649002075195" calcext:value-type="float">
            <text:p>0.01976490020752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0.3322680788897" calcext:value-type="float">
            <text:p>0.3322680788897</text:p>
          </table:table-cell>
          <table:table-cell office:value-type="float" office:value="0.0741541385650635" calcext:value-type="float">
            <text:p>0.074154138565064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0.215448788822997" calcext:value-type="float">
            <text:p>0.215448788822997</text:p>
          </table:table-cell>
          <table:table-cell office:value-type="float" office:value="0.967329740524292" calcext:value-type="float">
            <text:p>0.967329740524292</text:p>
          </table:table-cell>
          <table:table-cell table:number-columns-repeated="1013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.79084745336302" calcext:value-type="float">
            <text:p>0.79084745336302</text:p>
          </table:table-cell>
          <table:table-cell office:value-type="float" office:value="0.0232679843902588" calcext:value-type="float">
            <text:p>0.023267984390259</text:p>
          </table:table-cell>
          <table:table-cell/>
          <table:table-cell office:value-type="float" office:value="1573" calcext:value-type="float">
            <text:p>1573</text:p>
          </table:table-cell>
          <table:table-cell office:value-type="float" office:value="0.708204766879662" calcext:value-type="float">
            <text:p>0.708204766879662</text:p>
          </table:table-cell>
          <table:table-cell office:value-type="float" office:value="0.0744907855987549" calcext:value-type="float">
            <text:p>0.074490785598755</text:p>
          </table:table-cell>
          <table:table-cell/>
          <table:table-cell office:value-type="float" office:value="1573" calcext:value-type="float">
            <text:p>1573</text:p>
          </table:table-cell>
          <table:table-cell office:value-type="float" office:value="0.507476157003636" calcext:value-type="float">
            <text:p>0.507476157003636</text:p>
          </table:table-cell>
          <table:table-cell office:value-type="float" office:value="0.863927125930786" calcext:value-type="float">
            <text:p>0.863927125930786</text:p>
          </table:table-cell>
          <table:table-cell table:number-columns-repeated="101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77630835311405" calcext:value-type="float">
            <text:p>0.77630835311405</text:p>
          </table:table-cell>
          <table:table-cell office:value-type="float" office:value="0.0183265209197998" calcext:value-type="float">
            <text:p>0.0183265209198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0.698318293683347" calcext:value-type="float">
            <text:p>0.698318293683347</text:p>
          </table:table-cell>
          <table:table-cell office:value-type="float" office:value="0.0757260322570801" calcext:value-type="float">
            <text:p>0.07572603225708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0.00447827819943815" calcext:value-type="float">
            <text:p>0.004478278199438</text:p>
          </table:table-cell>
          <table:table-cell office:value-type="float" office:value="0.852561712265015" calcext:value-type="float">
            <text:p>0.852561712265015</text:p>
          </table:table-cell>
          <table:table-cell table:number-columns-repeated="101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862007947348814" calcext:value-type="float">
            <text:p>0.862007947348814</text:p>
          </table:table-cell>
          <table:table-cell office:value-type="float" office:value="0.0229814052581787" calcext:value-type="float">
            <text:p>0.022981405258179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0.910363576707342" calcext:value-type="float">
            <text:p>0.910363576707342</text:p>
          </table:table-cell>
          <table:table-cell office:value-type="float" office:value="0.0752465724945068" calcext:value-type="float">
            <text:p>0.075246572494507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0.725563065871848" calcext:value-type="float">
            <text:p>0.725563065871848</text:p>
          </table:table-cell>
          <table:table-cell office:value-type="float" office:value="0.971579551696777" calcext:value-type="float">
            <text:p>0.971579551696777</text:p>
          </table:table-cell>
          <table:table-cell table:number-columns-repeated="1013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.796465064899199" calcext:value-type="float">
            <text:p>0.796465064899199</text:p>
          </table:table-cell>
          <table:table-cell office:value-type="float" office:value="0.0186920166015625" calcext:value-type="float">
            <text:p>0.018692016601563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float" office:value="0.594770253929867" calcext:value-type="float">
            <text:p>0.594770253929867</text:p>
          </table:table-cell>
          <table:table-cell office:value-type="float" office:value="0.0737884044647217" calcext:value-type="float">
            <text:p>0.073788404464722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float" office:value="0.045439348844692" calcext:value-type="float">
            <text:p>0.045439348844692</text:p>
          </table:table-cell>
          <table:table-cell office:value-type="float" office:value="0.726794719696045" calcext:value-type="float">
            <text:p>0.726794719696045</text:p>
          </table:table-cell>
          <table:table-cell table:number-columns-repeated="101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908043569333892" calcext:value-type="float">
            <text:p>0.908043569333892</text:p>
          </table:table-cell>
          <table:table-cell office:value-type="float" office:value="0.0207808017730713" calcext:value-type="float">
            <text:p>0.020780801773071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0.903176378017973" calcext:value-type="float">
            <text:p>0.903176378017973</text:p>
          </table:table-cell>
          <table:table-cell office:value-type="float" office:value="0.0721819400787354" calcext:value-type="float">
            <text:p>0.072181940078735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0.773539488711236" calcext:value-type="float">
            <text:p>0.773539488711236</text:p>
          </table:table-cell>
          <table:table-cell office:value-type="float" office:value="0.736537933349609" calcext:value-type="float">
            <text:p>0.736537933349609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0.0193657875061035" calcext:value-type="float">
            <text:p>0.01936578750610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72803892605787" calcext:value-type="float">
            <text:p>0.972803892605787</text:p>
          </table:table-cell>
          <table:table-cell office:value-type="float" office:value="0.0743446350097656" calcext:value-type="float">
            <text:p>0.07434463500976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889803541781959" calcext:value-type="float">
            <text:p>0.889803541781959</text:p>
          </table:table-cell>
          <table:table-cell office:value-type="float" office:value="0.809958219528198" calcext:value-type="float">
            <text:p>0.809958219528198</text:p>
          </table:table-cell>
          <table:table-cell table:number-columns-repeated="101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90243582072126" calcext:value-type="float">
            <text:p>0.90243582072126</text:p>
          </table:table-cell>
          <table:table-cell office:value-type="float" office:value="0.0186426639556885" calcext:value-type="float">
            <text:p>0.018642663955689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.910756322810406" calcext:value-type="float">
            <text:p>0.910756322810406</text:p>
          </table:table-cell>
          <table:table-cell office:value-type="float" office:value="0.0724618434906006" calcext:value-type="float">
            <text:p>0.072461843490601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.896815399890339" calcext:value-type="float">
            <text:p>0.896815399890339</text:p>
          </table:table-cell>
          <table:table-cell office:value-type="float" office:value="0.714626312255859" calcext:value-type="float">
            <text:p>0.714626312255859</text:p>
          </table:table-cell>
          <table:table-cell table:number-columns-repeated="101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979167225965798" calcext:value-type="float">
            <text:p>0.979167225965798</text:p>
          </table:table-cell>
          <table:table-cell office:value-type="float" office:value="0.0188770294189453" calcext:value-type="float">
            <text:p>0.018877029418945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0.978569240400112" calcext:value-type="float">
            <text:p>0.978569240400112</text:p>
          </table:table-cell>
          <table:table-cell office:value-type="float" office:value="0.0750038623809815" calcext:value-type="float">
            <text:p>0.075003862380982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0.968355755640475" calcext:value-type="float">
            <text:p>0.968355755640475</text:p>
          </table:table-cell>
          <table:table-cell office:value-type="float" office:value="0.641975164413452" calcext:value-type="float">
            <text:p>0.641975164413452</text:p>
          </table:table-cell>
          <table:table-cell table:number-columns-repeated="1013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.76199374416054" calcext:value-type="float">
            <text:p>0.76199374416054</text:p>
          </table:table-cell>
          <table:table-cell office:value-type="float" office:value="0.020160436630249" calcext:value-type="float">
            <text:p>0.020160436630249</text:p>
          </table:table-cell>
          <table:table-cell/>
          <table:table-cell office:value-type="float" office:value="1643" calcext:value-type="float">
            <text:p>1643</text:p>
          </table:table-cell>
          <table:table-cell office:value-type="float" office:value="0.844894264790587" calcext:value-type="float">
            <text:p>0.844894264790587</text:p>
          </table:table-cell>
          <table:table-cell office:value-type="float" office:value="0.073528528213501" calcext:value-type="float">
            <text:p>0.073528528213501</text:p>
          </table:table-cell>
          <table:table-cell/>
          <table:table-cell office:value-type="float" office:value="1643" calcext:value-type="float">
            <text:p>1643</text:p>
          </table:table-cell>
          <table:table-cell office:value-type="float" office:value="0.884835338197594" calcext:value-type="float">
            <text:p>0.884835338197594</text:p>
          </table:table-cell>
          <table:table-cell office:value-type="float" office:value="0.796954870223999" calcext:value-type="float">
            <text:p>0.796954870223999</text:p>
          </table:table-cell>
          <table:table-cell table:number-columns-repeated="101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874990292267468" calcext:value-type="float">
            <text:p>0.874990292267468</text:p>
          </table:table-cell>
          <table:table-cell office:value-type="float" office:value="0.0191302299499512" calcext:value-type="float">
            <text:p>0.019130229949951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0.928678138659879" calcext:value-type="float">
            <text:p>0.928678138659879</text:p>
          </table:table-cell>
          <table:table-cell office:value-type="float" office:value="0.0727972984313965" calcext:value-type="float">
            <text:p>0.072797298431397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0.0240829728747798" calcext:value-type="float">
            <text:p>0.02408297287478</text:p>
          </table:table-cell>
          <table:table-cell office:value-type="float" office:value="0.698246717453003" calcext:value-type="float">
            <text:p>0.698246717453003</text:p>
          </table:table-cell>
          <table:table-cell table:number-columns-repeated="101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631496639382445" calcext:value-type="float">
            <text:p>0.631496639382445</text:p>
          </table:table-cell>
          <table:table-cell office:value-type="float" office:value="0.0226097106933594" calcext:value-type="float">
            <text:p>0.022609710693359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0.649187740441592" calcext:value-type="float">
            <text:p>0.649187740441592</text:p>
          </table:table-cell>
          <table:table-cell office:value-type="float" office:value="0.0721311569213867" calcext:value-type="float">
            <text:p>0.072131156921387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0.518673447069116" calcext:value-type="float">
            <text:p>0.518673447069116</text:p>
          </table:table-cell>
          <table:table-cell office:value-type="float" office:value="1.78687524795532" calcext:value-type="float">
            <text:p>1.78687524795532</text:p>
          </table:table-cell>
          <table:table-cell table:number-columns-repeated="101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945077526620586" calcext:value-type="float">
            <text:p>0.945077526620586</text:p>
          </table:table-cell>
          <table:table-cell office:value-type="float" office:value="0.0214755535125732" calcext:value-type="float">
            <text:p>0.02147555351257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0.963970328505828" calcext:value-type="float">
            <text:p>0.963970328505828</text:p>
          </table:table-cell>
          <table:table-cell office:value-type="float" office:value="0.0724833011627197" calcext:value-type="float">
            <text:p>0.07248330116272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0.687754507150492" calcext:value-type="float">
            <text:p>0.687754507150492</text:p>
          </table:table-cell>
          <table:table-cell office:value-type="float" office:value="0.779933929443359" calcext:value-type="float">
            <text:p>0.779933929443359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41596956226541" calcext:value-type="float">
            <text:p>0.941596956226541</text:p>
          </table:table-cell>
          <table:table-cell office:value-type="float" office:value="0.0208022594451904" calcext:value-type="float">
            <text:p>0.02080225944519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31395039965227" calcext:value-type="float">
            <text:p>0.931395039965227</text:p>
          </table:table-cell>
          <table:table-cell office:value-type="float" office:value="0.0730226039886475" calcext:value-type="float">
            <text:p>0.07302260398864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01478353934632" calcext:value-type="float">
            <text:p>0.901478353934632</text:p>
          </table:table-cell>
          <table:table-cell office:value-type="float" office:value="1.00766825675964" calcext:value-type="float">
            <text:p>1.00766825675964</text:p>
          </table:table-cell>
          <table:table-cell table:number-columns-repeated="1013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.877751893734862" calcext:value-type="float">
            <text:p>0.877751893734862</text:p>
          </table:table-cell>
          <table:table-cell office:value-type="float" office:value="0.0233547687530518" calcext:value-type="float">
            <text:p>0.023354768753052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float" office:value="0.772663254439902" calcext:value-type="float">
            <text:p>0.772663254439902</text:p>
          </table:table-cell>
          <table:table-cell office:value-type="float" office:value="0.0731592178344727" calcext:value-type="float">
            <text:p>0.073159217834473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float" office:value="0.830364705597638" calcext:value-type="float">
            <text:p>0.830364705597638</text:p>
          </table:table-cell>
          <table:table-cell office:value-type="float" office:value="0.994338274002075" calcext:value-type="float">
            <text:p>0.994338274002075</text:p>
          </table:table-cell>
          <table:table-cell table:number-columns-repeated="101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832790959478829" calcext:value-type="float">
            <text:p>0.832790959478829</text:p>
          </table:table-cell>
          <table:table-cell office:value-type="float" office:value="0.0206024646759033" calcext:value-type="float">
            <text:p>0.02060246467590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0.959203272274586" calcext:value-type="float">
            <text:p>0.959203272274586</text:p>
          </table:table-cell>
          <table:table-cell office:value-type="float" office:value="0.0728843212127686" calcext:value-type="float">
            <text:p>0.072884321212769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0.832561780714678" calcext:value-type="float">
            <text:p>0.832561780714678</text:p>
          </table:table-cell>
          <table:table-cell office:value-type="float" office:value="0.729815006256104" calcext:value-type="float">
            <text:p>0.729815006256104</text:p>
          </table:table-cell>
          <table:table-cell table:number-columns-repeated="1013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.673956475205137" calcext:value-type="float">
            <text:p>0.673956475205137</text:p>
          </table:table-cell>
          <table:table-cell office:value-type="float" office:value="0.0197505950927734" calcext:value-type="float">
            <text:p>0.019750595092774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0.419627043368917" calcext:value-type="float">
            <text:p>0.419627043368917</text:p>
          </table:table-cell>
          <table:table-cell office:value-type="float" office:value="0.0725317001342773" calcext:value-type="float">
            <text:p>0.072531700134277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0.726177992470475" calcext:value-type="float">
            <text:p>0.726177992470475</text:p>
          </table:table-cell>
          <table:table-cell office:value-type="float" office:value="0.770444869995117" calcext:value-type="float">
            <text:p>0.770444869995117</text:p>
          </table:table-cell>
          <table:table-cell table:number-columns-repeated="101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962011018648717" calcext:value-type="float">
            <text:p>0.962011018648717</text:p>
          </table:table-cell>
          <table:table-cell office:value-type="float" office:value="0.0206055641174316" calcext:value-type="float">
            <text:p>0.020605564117432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0.95566182481997" calcext:value-type="float">
            <text:p>0.95566182481997</text:p>
          </table:table-cell>
          <table:table-cell office:value-type="float" office:value="0.0737574100494385" calcext:value-type="float">
            <text:p>0.073757410049439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0.831677992681652" calcext:value-type="float">
            <text:p>0.831677992681652</text:p>
          </table:table-cell>
          <table:table-cell office:value-type="float" office:value="0.746846675872803" calcext:value-type="float">
            <text:p>0.746846675872803</text:p>
          </table:table-cell>
          <table:table-cell table:number-columns-repeated="1013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.667176332282749" calcext:value-type="float">
            <text:p>0.667176332282749</text:p>
          </table:table-cell>
          <table:table-cell office:value-type="float" office:value="0.0223915576934814" calcext:value-type="float">
            <text:p>0.022391557693482</text:p>
          </table:table-cell>
          <table:table-cell/>
          <table:table-cell office:value-type="float" office:value="1413" calcext:value-type="float">
            <text:p>1413</text:p>
          </table:table-cell>
          <table:table-cell office:value-type="float" office:value="0.6570721070333" calcext:value-type="float">
            <text:p>0.6570721070333</text:p>
          </table:table-cell>
          <table:table-cell office:value-type="float" office:value="0.0739767551422119" calcext:value-type="float">
            <text:p>0.073976755142212</text:p>
          </table:table-cell>
          <table:table-cell/>
          <table:table-cell office:value-type="float" office:value="1413" calcext:value-type="float">
            <text:p>1413</text:p>
          </table:table-cell>
          <table:table-cell office:value-type="float" office:value="0.692239408471239" calcext:value-type="float">
            <text:p>0.692239408471239</text:p>
          </table:table-cell>
          <table:table-cell office:value-type="float" office:value="1.07843399047852" calcext:value-type="float">
            <text:p>1.07843399047852</text:p>
          </table:table-cell>
          <table:table-cell table:number-columns-repeated="10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943778548614212" calcext:value-type="float">
            <text:p>0.943778548614212</text:p>
          </table:table-cell>
          <table:table-cell office:value-type="float" office:value="0.0180525779724121" calcext:value-type="float">
            <text:p>0.018052577972412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0.942935906271537" calcext:value-type="float">
            <text:p>0.942935906271537</text:p>
          </table:table-cell>
          <table:table-cell office:value-type="float" office:value="0.0728051662445068" calcext:value-type="float">
            <text:p>0.072805166244507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0.0180996823430013" calcext:value-type="float">
            <text:p>0.018099682343001</text:p>
          </table:table-cell>
          <table:table-cell office:value-type="float" office:value="0.705324649810791" calcext:value-type="float">
            <text:p>0.705324649810791</text:p>
          </table:table-cell>
          <table:table-cell table:number-columns-repeated="101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936065748745864" calcext:value-type="float">
            <text:p>0.936065748745864</text:p>
          </table:table-cell>
          <table:table-cell office:value-type="float" office:value="0.0196311473846436" calcext:value-type="float">
            <text:p>0.019631147384644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0.908005148005148" calcext:value-type="float">
            <text:p>0.908005148005148</text:p>
          </table:table-cell>
          <table:table-cell office:value-type="float" office:value="0.0742321014404297" calcext:value-type="float">
            <text:p>0.07423210144043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0.00977001892428918" calcext:value-type="float">
            <text:p>0.009770018924289</text:p>
          </table:table-cell>
          <table:table-cell office:value-type="float" office:value="0.597476720809937" calcext:value-type="float">
            <text:p>0.597476720809937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24830101110558" calcext:value-type="float">
            <text:p>0.924830101110558</text:p>
          </table:table-cell>
          <table:table-cell office:value-type="float" office:value="0.0177335739135742" calcext:value-type="float">
            <text:p>0.01773357391357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27027086593348" calcext:value-type="float">
            <text:p>0.927027086593348</text:p>
          </table:table-cell>
          <table:table-cell office:value-type="float" office:value="0.0719401836395264" calcext:value-type="float">
            <text:p>0.07194018363952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290243995279966" calcext:value-type="float">
            <text:p>0.029024399527997</text:p>
          </table:table-cell>
          <table:table-cell office:value-type="float" office:value="0.768765687942505" calcext:value-type="float">
            <text:p>0.768765687942505</text:p>
          </table:table-cell>
          <table:table-cell table:number-columns-repeated="101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0253188610076904" calcext:value-type="float">
            <text:p>0.02531886100769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962633953750705" calcext:value-type="float">
            <text:p>0.962633953750705</text:p>
          </table:table-cell>
          <table:table-cell office:value-type="float" office:value="0.0725915431976318" calcext:value-type="float">
            <text:p>0.07259154319763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0272435136172633" calcext:value-type="float">
            <text:p>0.027243513617263</text:p>
          </table:table-cell>
          <table:table-cell office:value-type="float" office:value="0.68648362159729" calcext:value-type="float">
            <text:p>0.68648362159729</text:p>
          </table:table-cell>
          <table:table-cell table:number-columns-repeated="10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961630490514442" calcext:value-type="float">
            <text:p>0.961630490514442</text:p>
          </table:table-cell>
          <table:table-cell office:value-type="float" office:value="0.0230236053466797" calcext:value-type="float">
            <text:p>0.02302360534668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0.944034313523322" calcext:value-type="float">
            <text:p>0.944034313523322</text:p>
          </table:table-cell>
          <table:table-cell office:value-type="float" office:value="0.0729725360870361" calcext:value-type="float">
            <text:p>0.072972536087036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0.871053978727035" calcext:value-type="float">
            <text:p>0.871053978727035</text:p>
          </table:table-cell>
          <table:table-cell office:value-type="float" office:value="0.676484107971191" calcext:value-type="float">
            <text:p>0.676484107971191</text:p>
          </table:table-cell>
          <table:table-cell table:number-columns-repeated="101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799370220422852" calcext:value-type="float">
            <text:p>0.799370220422852</text:p>
          </table:table-cell>
          <table:table-cell office:value-type="float" office:value="0.0206174850463867" calcext:value-type="float">
            <text:p>0.020617485046387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0.573871306434678" calcext:value-type="float">
            <text:p>0.573871306434678</text:p>
          </table:table-cell>
          <table:table-cell office:value-type="float" office:value="0.0751233100891113" calcext:value-type="float">
            <text:p>0.075123310089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0.00493548191312618" calcext:value-type="float">
            <text:p>0.004935481913126</text:p>
          </table:table-cell>
          <table:table-cell office:value-type="float" office:value="0.703730583190918" calcext:value-type="float">
            <text:p>0.703730583190918</text:p>
          </table:table-cell>
          <table:table-cell table:number-columns-repeated="1013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.913324175824176" calcext:value-type="float">
            <text:p>0.913324175824176</text:p>
          </table:table-cell>
          <table:table-cell office:value-type="float" office:value="0.0200638771057129" calcext:value-type="float">
            <text:p>0.020063877105713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float" office:value="0.791487661105005" calcext:value-type="float">
            <text:p>0.791487661105005</text:p>
          </table:table-cell>
          <table:table-cell office:value-type="float" office:value="0.0752511024475098" calcext:value-type="float">
            <text:p>0.07525110244751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float" office:value="0.837687861271676" calcext:value-type="float">
            <text:p>0.837687861271676</text:p>
          </table:table-cell>
          <table:table-cell office:value-type="float" office:value="1.04805970191956" calcext:value-type="float">
            <text:p>1.04805970191956</text:p>
          </table:table-cell>
          <table:table-cell table:number-columns-repeated="1013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.663320552037109" calcext:value-type="float">
            <text:p>0.663320552037109</text:p>
          </table:table-cell>
          <table:table-cell office:value-type="float" office:value="0.0227322578430176" calcext:value-type="float">
            <text:p>0.022732257843018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0.745728470700082" calcext:value-type="float">
            <text:p>0.745728470700082</text:p>
          </table:table-cell>
          <table:table-cell office:value-type="float" office:value="0.0722591876983643" calcext:value-type="float">
            <text:p>0.072259187698364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0.800897040767747" calcext:value-type="float">
            <text:p>0.800897040767747</text:p>
          </table:table-cell>
          <table:table-cell office:value-type="float" office:value="1.12860989570618" calcext:value-type="float">
            <text:p>1.12860989570618</text:p>
          </table:table-cell>
          <table:table-cell table:number-columns-repeated="101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872618911174785" calcext:value-type="float">
            <text:p>0.872618911174785</text:p>
          </table:table-cell>
          <table:table-cell office:value-type="float" office:value="0.0191643238067627" calcext:value-type="float">
            <text:p>0.019164323806763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0.950390342453795" calcext:value-type="float">
            <text:p>0.950390342453795</text:p>
          </table:table-cell>
          <table:table-cell office:value-type="float" office:value="0.0741419792175293" calcext:value-type="float">
            <text:p>0.074141979217529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0.934474051920673" calcext:value-type="float">
            <text:p>0.934474051920673</text:p>
          </table:table-cell>
          <table:table-cell office:value-type="float" office:value="0.68524432182312" calcext:value-type="float">
            <text:p>0.68524432182312</text:p>
          </table:table-cell>
          <table:table-cell table:number-columns-repeated="1013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.790501864535963" calcext:value-type="float">
            <text:p>0.790501864535963</text:p>
          </table:table-cell>
          <table:table-cell office:value-type="float" office:value="0.0199275016784668" calcext:value-type="float">
            <text:p>0.019927501678467</text:p>
          </table:table-cell>
          <table:table-cell/>
          <table:table-cell office:value-type="float" office:value="1705" calcext:value-type="float">
            <text:p>1705</text:p>
          </table:table-cell>
          <table:table-cell office:value-type="float" office:value="0.403793435578277" calcext:value-type="float">
            <text:p>0.403793435578277</text:p>
          </table:table-cell>
          <table:table-cell office:value-type="float" office:value="0.072951078414917" calcext:value-type="float">
            <text:p>0.072951078414917</text:p>
          </table:table-cell>
          <table:table-cell/>
          <table:table-cell office:value-type="float" office:value="1705" calcext:value-type="float">
            <text:p>1705</text:p>
          </table:table-cell>
          <table:table-cell office:value-type="float" office:value="0.73161823819915" calcext:value-type="float">
            <text:p>0.73161823819915</text:p>
          </table:table-cell>
          <table:table-cell office:value-type="float" office:value="1.01573705673218" calcext:value-type="float">
            <text:p>1.01573705673218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38810486570442" calcext:value-type="float">
            <text:p>0.938810486570442</text:p>
          </table:table-cell>
          <table:table-cell office:value-type="float" office:value="0.0183353424072266" calcext:value-type="float">
            <text:p>0.01833534240722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65556455364681" calcext:value-type="float">
            <text:p>0.965556455364681</text:p>
          </table:table-cell>
          <table:table-cell office:value-type="float" office:value="0.0732917785644531" calcext:value-type="float">
            <text:p>0.07329177856445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0677740559944211" calcext:value-type="float">
            <text:p>0.067774055994421</text:p>
          </table:table-cell>
          <table:table-cell office:value-type="float" office:value="0.786818265914917" calcext:value-type="float">
            <text:p>0.786818265914917</text:p>
          </table:table-cell>
          <table:table-cell table:number-columns-repeated="101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813975978786461" calcext:value-type="float">
            <text:p>0.813975978786461</text:p>
          </table:table-cell>
          <table:table-cell office:value-type="float" office:value="0.0185158252716064" calcext:value-type="float">
            <text:p>0.01851582527160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0.823886501602892" calcext:value-type="float">
            <text:p>0.823886501602892</text:p>
          </table:table-cell>
          <table:table-cell office:value-type="float" office:value="0.0723724365234375" calcext:value-type="float">
            <text:p>0.07237243652343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0.843649573843789" calcext:value-type="float">
            <text:p>0.843649573843789</text:p>
          </table:table-cell>
          <table:table-cell office:value-type="float" office:value="0.711827516555786" calcext:value-type="float">
            <text:p>0.711827516555786</text:p>
          </table:table-cell>
          <table:table-cell table:number-columns-repeated="101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850167780069575" calcext:value-type="float">
            <text:p>0.850167780069575</text:p>
          </table:table-cell>
          <table:table-cell office:value-type="float" office:value="0.021904468536377" calcext:value-type="float">
            <text:p>0.021904468536377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0.925214686591386" calcext:value-type="float">
            <text:p>0.925214686591386</text:p>
          </table:table-cell>
          <table:table-cell office:value-type="float" office:value="0.0760624408721924" calcext:value-type="float">
            <text:p>0.076062440872192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0.810509601845472" calcext:value-type="float">
            <text:p>0.810509601845472</text:p>
          </table:table-cell>
          <table:table-cell office:value-type="float" office:value="0.78176212310791" calcext:value-type="float">
            <text:p>0.78176212310791</text:p>
          </table:table-cell>
          <table:table-cell table:number-columns-repeated="1013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.619094201390334" calcext:value-type="float">
            <text:p>0.619094201390334</text:p>
          </table:table-cell>
          <table:table-cell office:value-type="float" office:value="0.0192852020263672" calcext:value-type="float">
            <text:p>0.01928520202636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0.37085498752964" calcext:value-type="float">
            <text:p>0.37085498752964</text:p>
          </table:table-cell>
          <table:table-cell office:value-type="float" office:value="0.0721120834350586" calcext:value-type="float">
            <text:p>0.072112083435059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0.153089018726519" calcext:value-type="float">
            <text:p>0.153089018726519</text:p>
          </table:table-cell>
          <table:table-cell office:value-type="float" office:value="0.683786392211914" calcext:value-type="float">
            <text:p>0.683786392211914</text:p>
          </table:table-cell>
          <table:table-cell table:number-columns-repeated="1013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.68150255569486" calcext:value-type="float">
            <text:p>0.68150255569486</text:p>
          </table:table-cell>
          <table:table-cell office:value-type="float" office:value="0.0183355808258057" calcext:value-type="float">
            <text:p>0.018335580825806</text:p>
          </table:table-cell>
          <table:table-cell/>
          <table:table-cell office:value-type="float" office:value="1612" calcext:value-type="float">
            <text:p>1612</text:p>
          </table:table-cell>
          <table:table-cell office:value-type="float" office:value="0.4706436768864" calcext:value-type="float">
            <text:p>0.4706436768864</text:p>
          </table:table-cell>
          <table:table-cell office:value-type="float" office:value="0.0748577117919922" calcext:value-type="float">
            <text:p>0.074857711791992</text:p>
          </table:table-cell>
          <table:table-cell/>
          <table:table-cell office:value-type="float" office:value="1612" calcext:value-type="float">
            <text:p>1612</text:p>
          </table:table-cell>
          <table:table-cell office:value-type="float" office:value="0.0349570669925273" calcext:value-type="float">
            <text:p>0.034957066992527</text:p>
          </table:table-cell>
          <table:table-cell office:value-type="float" office:value="0.819109201431274" calcext:value-type="float">
            <text:p>0.819109201431274</text:p>
          </table:table-cell>
          <table:table-cell table:number-columns-repeated="101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779156243661686" calcext:value-type="float">
            <text:p>0.779156243661686</text:p>
          </table:table-cell>
          <table:table-cell office:value-type="float" office:value="0.0208156108856201" calcext:value-type="float">
            <text:p>0.02081561088562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.939161374402681" calcext:value-type="float">
            <text:p>0.939161374402681</text:p>
          </table:table-cell>
          <table:table-cell office:value-type="float" office:value="0.0732963085174561" calcext:value-type="float">
            <text:p>0.07329630851745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.843286684217819" calcext:value-type="float">
            <text:p>0.843286684217819</text:p>
          </table:table-cell>
          <table:table-cell office:value-type="float" office:value="0.726008892059326" calcext:value-type="float">
            <text:p>0.726008892059326</text:p>
          </table:table-cell>
          <table:table-cell table:number-columns-repeated="1013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82949345911189" calcext:value-type="float">
            <text:p>0.82949345911189</text:p>
          </table:table-cell>
          <table:table-cell office:value-type="float" office:value="0.0182585716247559" calcext:value-type="float">
            <text:p>0.018258571624756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float" office:value="0.808335674336645" calcext:value-type="float">
            <text:p>0.808335674336645</text:p>
          </table:table-cell>
          <table:table-cell office:value-type="float" office:value="0.0736534595489502" calcext:value-type="float">
            <text:p>0.07365345954895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float" office:value="0.025781840138657" calcext:value-type="float">
            <text:p>0.025781840138657</text:p>
          </table:table-cell>
          <table:table-cell office:value-type="float" office:value="0.762765884399414" calcext:value-type="float">
            <text:p>0.762765884399414</text:p>
          </table:table-cell>
          <table:table-cell table:number-columns-repeated="101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13129710432368" calcext:value-type="float">
            <text:p>0.913129710432368</text:p>
          </table:table-cell>
          <table:table-cell office:value-type="float" office:value="0.0182087421417236" calcext:value-type="float">
            <text:p>0.018208742141724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0.964490445859873" calcext:value-type="float">
            <text:p>0.964490445859873</text:p>
          </table:table-cell>
          <table:table-cell office:value-type="float" office:value="0.0735476016998291" calcext:value-type="float">
            <text:p>0.073547601699829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0.985863055090919" calcext:value-type="float">
            <text:p>0.985863055090919</text:p>
          </table:table-cell>
          <table:table-cell office:value-type="float" office:value="0.705239057540894" calcext:value-type="float">
            <text:p>0.705239057540894</text:p>
          </table:table-cell>
          <table:table-cell table:number-columns-repeated="101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966796835481456" calcext:value-type="float">
            <text:p>0.966796835481456</text:p>
          </table:table-cell>
          <table:table-cell office:value-type="float" office:value="0.019519567489624" calcext:value-type="float">
            <text:p>0.019519567489624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0.956756549716562" calcext:value-type="float">
            <text:p>0.956756549716562</text:p>
          </table:table-cell>
          <table:table-cell office:value-type="float" office:value="0.0736081600189209" calcext:value-type="float">
            <text:p>0.073608160018921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0.857284677529782" calcext:value-type="float">
            <text:p>0.857284677529782</text:p>
          </table:table-cell>
          <table:table-cell office:value-type="float" office:value="0.83267617225647" calcext:value-type="float">
            <text:p>0.83267617225647</text:p>
          </table:table-cell>
          <table:table-cell table:number-columns-repeated="101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708300719849101" calcext:value-type="float">
            <text:p>0.708300719849101</text:p>
          </table:table-cell>
          <table:table-cell office:value-type="float" office:value="0.0195846557617188" calcext:value-type="float">
            <text:p>0.01958465576171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0543605874664954" calcext:value-type="float">
            <text:p>0.054360587466495</text:p>
          </table:table-cell>
          <table:table-cell office:value-type="float" office:value="0.0749640464782715" calcext:value-type="float">
            <text:p>0.07496404647827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710204427138443" calcext:value-type="float">
            <text:p>0.710204427138443</text:p>
          </table:table-cell>
          <table:table-cell office:value-type="float" office:value="0.950230836868286" calcext:value-type="float">
            <text:p>0.950230836868286</text:p>
          </table:table-cell>
          <table:table-cell table:number-columns-repeated="1013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.618630163584292" calcext:value-type="float">
            <text:p>0.618630163584292</text:p>
          </table:table-cell>
          <table:table-cell office:value-type="float" office:value="0.0208897590637207" calcext:value-type="float">
            <text:p>0.020889759063721</text:p>
          </table:table-cell>
          <table:table-cell/>
          <table:table-cell office:value-type="float" office:value="1383" calcext:value-type="float">
            <text:p>1383</text:p>
          </table:table-cell>
          <table:table-cell office:value-type="float" office:value="0.526213077627331" calcext:value-type="float">
            <text:p>0.526213077627331</text:p>
          </table:table-cell>
          <table:table-cell office:value-type="float" office:value="0.0742926597595215" calcext:value-type="float">
            <text:p>0.074292659759522</text:p>
          </table:table-cell>
          <table:table-cell/>
          <table:table-cell office:value-type="float" office:value="1383" calcext:value-type="float">
            <text:p>1383</text:p>
          </table:table-cell>
          <table:table-cell office:value-type="float" office:value="0.622723312871006" calcext:value-type="float">
            <text:p>0.622723312871006</text:p>
          </table:table-cell>
          <table:table-cell office:value-type="float" office:value="1.26449918746948" calcext:value-type="float">
            <text:p>1.2644991874694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table:formula="of:=AVERAGE([.B2:.B41])" office:value-type="float" office:value="0.824545696067743" calcext:value-type="float">
            <text:p>0.824545696067743</text:p>
          </table:table-cell>
          <table:table-cell table:style-name="ce1" table:formula="of:=SUM([.C2:.C41])" office:value-type="float" office:value="0.811500787734985" calcext:value-type="float">
            <text:p>0.811500787734985</text:p>
          </table:table-cell>
          <table:table-cell table:style-name="ce1" table:number-columns-repeated="2"/>
          <table:table-cell table:style-name="ce1" table:formula="of:=AVERAGE([.F2:.F41])" office:value-type="float" office:value="0.776174136500612" calcext:value-type="float">
            <text:p>0.776174136500612</text:p>
          </table:table-cell>
          <table:table-cell table:style-name="ce1" table:formula="of:=SUM([.G2:.G41])" office:value-type="float" office:value="2.94399738311768" calcext:value-type="float">
            <text:p>2.94399738311768</text:p>
          </table:table-cell>
          <table:table-cell table:style-name="ce1" table:number-columns-repeated="2"/>
          <table:table-cell table:style-name="ce1" table:formula="of:=AVERAGE([.J2:.J41])" office:value-type="float" office:value="0.554417347638256" calcext:value-type="float">
            <text:p>0.554417347638256</text:p>
          </table:table-cell>
          <table:table-cell table:style-name="ce1" table:formula="of:=SUM([.K2:.K41])" office:value-type="float" office:value="33.7154881954193" calcext:value-type="float">
            <text:p>33.7154881954193</text:p>
          </table:table-cell>
          <table:table-cell table:style-name="ce1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8T10:36:14.945156698</dc:date>
    <meta:editing-duration>PT11M27S</meta:editing-duration>
    <meta:editing-cycles>8</meta:editing-cycles>
    <meta:generator>LibreOffice/6.4.7.2$Linux_X86_64 LibreOffice_project/40$Build-2</meta:generator>
    <meta:document-statistic meta:table-count="1" meta:cell-count="366" meta:object-count="0"/>
  </office:meta>
</office:document-meta>
</file>